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19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1">Eric Azevevedo de Oliveir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><text:s text:c="54"/><text:span text:style-name="T1">Arquitetura de Computadores II</text:span></text:p>
      <text:p text:style-name="Standard"><text:s text:c="68"/>Relatório <text:s/><text:span text:style-name="T1">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<text:s text:c="69"/><text:span text:style-name="T1">17/08/2020</text:span></text:p>
      <text:p text:style-name="Standard"><text:s text:c="67"/><text:span text:style-name="T1">Belo horizonte</text:span></text:p>
      <text:p text:style-name="Standard"><text:soft-page-break/><text:s text:c="60"/></text:p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0:50:02.277423482</meta:creation-date>
    <dc:date>2021-08-17T11:07:49.428893138</dc:date>
    <meta:editing-duration>PT7M3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9" meta:word-count="13" meta:character-count="468" meta:non-whitespace-character-count="83"/>
  </office:meta>
</office:document-meta>
</file>